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ementCreatorUtilsTests.testSetParameterValueWithNullAndUnknownTypeOnInform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atementCreatorUtilsTests.testSetParameterValueWithTimeAndUtil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tementCreatorUtilsTests.testSetParameterValueWithNullAndUnknownTypeOnDerbyEmbed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atementCreatorUtilsTests.testSetParameterValueWith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tementCreatorUtilsTests.testSetParameterValueWithNullAn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tementCreatorUtilsTests.testSetParameterValueWithTimestampAndCalend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tementCreatorUtilsTests.testSetParameterValueWithStringAndUnknow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tementCreatorUtilsTests.testSetParameterValueWithDateAndCalend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tementCreatorUtilsTests.testSetParameterValueWithNullAndUnknow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atementCreatorUtilsTests.testSetParameterValueWithCalendarAndUnknow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tementCreatorUtilsTests.testSetParameterValueWithTimestampAndUtil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tementCreatorUtilsTests.testSetParameterValueWithNullAnd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tementCreatorUtilsTests.testSetParameterValueWithSql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tementCreatorUtilsTests.testSetParameterValueWithSql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tementCreatorUtilsTests.testSetParameterValueWithStringAndSpecial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tementCreatorUtilsTests.testSetParameterValueWithNullAndGetParameterTypeWork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tementCreatorUtilsTests.testSetParameterValueWithNullAndVendorSpecific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atementCreatorUtilsTests.testSetParameterValueWithDateAndUtil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tementCreatorUtilsTests.testSetParameterValueWithSql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tementCreatorUtilsTests.testSetParameterValueWithTimeAndCalend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tementCreatorUtilsTests.testSetParameterValueWithDateAndUnknow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tementCreatorUtilsTests.testSetParameterValueWithStringAndVendorSpecific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